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95000000FEAC1713AE.svm" manifest:media-type=""/>
  <manifest:file-entry manifest:full-path="Pictures/2000000100000338000000FE730E39C4.svm" manifest:media-type=""/>
  <manifest:file-entry manifest:full-path="Pictures/2000000100000334000000FEB9ADF39E.svm" manifest:media-type=""/>
  <manifest:file-entry manifest:full-path="Pictures/20000001000004F800000131946D9A7A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60200000131B1C1D082.svm" manifest:media-type=""/>
  <manifest:file-entry manifest:full-path="Pictures/2000000100000719000001316453932A.svm" manifest:media-type=""/>
  <manifest:file-entry manifest:full-path="Pictures/20000001000008800000018EE85CD12C.svm" manifest:media-type=""/>
  <manifest:file-entry manifest:full-path="Pictures/200000010000089D000001812580C0F1.svm" manifest:media-type=""/>
  <manifest:file-entry manifest:full-path="Pictures/20000001000001DA000001292337D8EF.svm" manifest:media-type=""/>
  <manifest:file-entry manifest:full-path="Pictures/20000001000006670000012D9DC70508.svm" manifest:media-type=""/>
  <manifest:file-entry manifest:full-path="Pictures/20000002000001A6000000F2D7648AC5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SS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3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k_n=\SI{0.2}{\milli \ampere \per \volt \squar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t=\SI{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7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k_p=\SI{0.4}{\milli \ampere \per \volt \squar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t=\SI{-0.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2cm" svg:height="3.555cm" svg:x="3.552cm" svg:y="0.679cm">
          <draw:image xlink:href="Pictures/20000002000001A6000000F2D7648AC5.eps" xlink:type="simple" xlink:show="embed" xlink:actuate="onLoad">
            <text:p/>
          </draw:image>
        </draw:frame>
        <draw:frame draw:style-name="gr2" draw:text-style-name="P1" draw:layer="layout" svg:width="1.966cm" svg:height="0.36cm" svg:x="8.117cm" svg:y="0.315cm">
          <draw:image xlink:href="Pictures/20000001000006670000012D9DC70508.svm" xlink:type="simple" xlink:show="embed" xlink:actuate="onLoad">
            <text:p/>
          </draw:image>
        </draw:frame>
        <draw:frame draw:style-name="gr3" draw:text-style-name="P1" draw:layer="layout" svg:width="1.844cm" svg:height="0.365cm" svg:x="3.373cm" svg:y="0.313cm">
          <draw:image xlink:href="Pictures/200000010000060200000131B1C1D082.svm" xlink:type="simple" xlink:show="embed" xlink:actuate="onLoad">
            <text:p/>
          </draw:image>
        </draw:frame>
        <draw:frame draw:style-name="gr4" draw:text-style-name="P1" draw:layer="layout" svg:width="0.568cm" svg:height="0.355cm" svg:x="9.762cm" svg:y="1.241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446cm" svg:height="0.355cm" svg:x="7.791cm" svg:y="1.279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7.781cm" svg:y="2.961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983cm" svg:height="0.304cm" svg:x="9.762cm" svg:y="1.682cm">
          <draw:image xlink:href="Pictures/2000000100000334000000FEB9ADF39E.svm" xlink:type="simple" xlink:show="embed" xlink:actuate="onLoad">
            <text:p/>
          </draw:image>
        </draw:frame>
        <draw:frame draw:style-name="gr7" draw:text-style-name="P1" draw:layer="layout" svg:width="0.983cm" svg:height="0.304cm" svg:x="7.254cm" svg:y="3.402cm">
          <draw:image xlink:href="Pictures/2000000100000334000000FEB9ADF39E.svm" xlink:type="simple" xlink:show="embed" xlink:actuate="onLoad">
            <text:p/>
          </draw:image>
        </draw:frame>
        <draw:frame draw:style-name="gr8" draw:text-style-name="P1" draw:layer="layout" svg:width="0.988cm" svg:height="0.304cm" svg:x="7.249cm" svg:y="1.795cm">
          <draw:image xlink:href="Pictures/2000000100000338000000FE730E39C4.svm" xlink:type="simple" xlink:show="embed" xlink:actuate="onLoad">
            <text:p/>
          </draw:image>
        </draw:frame>
        <draw:frame draw:style-name="gr9" draw:text-style-name="P1" draw:layer="layout" svg:width="2.645cm" svg:height="0.461cm" svg:x="10.116cm" svg:y="2.237cm">
          <draw:image xlink:href="Pictures/200000010000089D000001812580C0F1.svm" xlink:type="simple" xlink:show="embed" xlink:actuate="onLoad">
            <text:p/>
          </draw:image>
        </draw:frame>
        <draw:frame draw:style-name="gr10" draw:text-style-name="P1" draw:layer="layout" svg:width="1.525cm" svg:height="0.365cm" svg:x="10.095cm" svg:y="2.766cm">
          <draw:image xlink:href="Pictures/20000001000004F800000131946D9A7A.svm" xlink:type="simple" xlink:show="embed" xlink:actuate="onLoad">
            <text:p/>
          </draw:image>
        </draw:frame>
        <draw:frame draw:style-name="gr4" draw:text-style-name="P1" draw:layer="layout" svg:width="0.568cm" svg:height="0.355cm" svg:x="5.113cm" svg:y="2.791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446cm" svg:height="0.355cm" svg:x="3.123cm" svg:y="1.22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3.113cm" svg:y="2.905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988cm" svg:height="0.304cm" svg:x="2.581cm" svg:y="1.739cm">
          <draw:image xlink:href="Pictures/2000000100000338000000FE730E39C4.svm" xlink:type="simple" xlink:show="embed" xlink:actuate="onLoad">
            <text:p/>
          </draw:image>
        </draw:frame>
        <draw:frame draw:style-name="gr8" draw:text-style-name="P1" draw:layer="layout" svg:width="0.988cm" svg:height="0.304cm" svg:x="2.586cm" svg:y="3.346cm">
          <draw:image xlink:href="Pictures/2000000100000338000000FE730E39C4.svm" xlink:type="simple" xlink:show="embed" xlink:actuate="onLoad">
            <text:p/>
          </draw:image>
        </draw:frame>
        <draw:frame draw:style-name="gr11" draw:text-style-name="P1" draw:layer="layout" svg:width="1.099cm" svg:height="0.304cm" svg:x="5.113cm" svg:y="3.232cm">
          <draw:image xlink:href="Pictures/2000000100000395000000FEAC1713AE.svm" xlink:type="simple" xlink:show="embed" xlink:actuate="onLoad">
            <text:p/>
          </draw:image>
        </draw:frame>
        <draw:frame draw:style-name="gr12" draw:text-style-name="P1" draw:layer="layout" svg:width="2.61cm" svg:height="0.476cm" svg:x="0.186cm" svg:y="2.155cm">
          <draw:image xlink:href="Pictures/20000001000008800000018EE85CD12C.svm" xlink:type="simple" xlink:show="embed" xlink:actuate="onLoad">
            <text:p/>
          </draw:image>
        </draw:frame>
        <draw:frame draw:style-name="gr13" draw:text-style-name="P1" draw:layer="layout" svg:width="2.179cm" svg:height="0.365cm" svg:x="0.186cm" svg:y="2.766cm">
          <draw:image xlink:href="Pictures/2000000100000719000001316453932A.svm" xlink:type="simple" xlink:show="embed" xlink:actuate="onLoad">
            <text:p/>
          </draw:image>
        </draw:frame>
        <draw:frame draw:style-name="gr14" draw:text-style-name="P2" draw:layer="layout" svg:width="0.869cm" svg:height="0.916cm" svg:x="11.423cm" svg:y="3.28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4" draw:text-style-name="P2" draw:layer="layout" svg:width="1.132cm" svg:height="0.916cm" svg:x="0.492cm" svg:y="3.309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5:42:21</meta:creation-date>
    <meta:editing-duration>PT8M17S</meta:editing-duration>
    <meta:editing-cycles>4</meta:editing-cycles>
    <meta:generator>LibreOffice/4.2.8.2$Linux_x86 LibreOffice_project/420m0$Build-2</meta:generator>
    <dc:title>kkkFigures</dc:title>
    <meta:initial-creator>kkk </meta:initial-creator>
    <dc:date>2017-03-28T16:39:55.302175019</dc:date>
    <meta:document-statistic meta:object-count="21"/>
    <meta:template xlink:type="simple" xlink:actuate="onRequest" xlink:title="kkkFigures" xlink:href="../../../../../.libreoffice/3/user/template/kkkFigures.otg" meta:date="2014-08-04T15:42:19"/>
  </office:meta>
</office:document-meta>
</file>